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5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41.7pt"/>
    </style:style>
    <style:style style:name="co4" style:family="table-column">
      <style:table-column-properties fo:break-before="auto" style:column-width="113.9pt"/>
    </style:style>
    <style:style style:name="co5" style:family="table-column">
      <style:table-column-properties fo:break-before="auto" style:column-width="218.04pt"/>
    </style:style>
    <style:style style:name="co6" style:family="table-column">
      <style:table-column-properties fo:break-before="auto" style:column-width="110.44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ATE_20__28_YY-MM-DD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972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5eb91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3569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YY-MM-DD)'.D8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YY-MM-DD)'.D8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YY-MM-DD)'.D8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dee6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YY-MM-DD)'.D8"/>
    </style:style>
    <style:style style:name="ce44" style:family="table-cell" style:parent-style-name="Default">
      <style:table-cell-properties fo:background-color="#dee6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YY-MM-DD)'.D8"/>
    </style:style>
    <style:style style:name="ce45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YY-MM-DD)'.D8"/>
    </style:style>
    <style:style style:name="ce46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dee6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dee6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fo:background-color="#dee6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F20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F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1" office:value-type="string" calcext:value-type="string" table:number-columns-spanned="1" table:number-rows-spanned="5">
            <text:p>Requirement </text:p>
          </table:table-cell>
          <table:table-cell table:style-name="ce1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21"/>
          <table:table-cell table:style-name="ce39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21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 office:value-type="string" calcext:value-type="string" table:number-columns-spanned="1" table:number-rows-spanned="3">
            <text:p>Name:</text:p>
          </table:table-cell>
          <table:table-cell table:style-name="ce33" office:value-type="string" calcext:value-type="string" table:number-columns-spanned="1" table:number-rows-spanned="3">
            <text:p>Jasuni</text:p>
          </table:table-cell>
          <table:table-cell table:style-name="ce40" office:value-type="string" calcext:value-type="string" table:number-columns-spanned="1" table:number-rows-spanned="3">
            <text:p>Name:</text:p>
          </table:table-cell>
          <table:table-cell table:style-name="ce50" office:value-type="string" calcext:value-type="string" table:number-columns-spanned="1" table:number-rows-spanned="3">
            <text:p>[Insert Tournament Representative Name Here]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3"/>
          <table:covered-table-cell table:style-name="ce34"/>
          <table:covered-table-cell table:number-columns-repeated="2" table:style-name="ce2"/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4"/>
          <table:covered-table-cell table:style-name="ce35"/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3" table:style-name="ce3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25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21"/>
          <table:table-cell table:style-name="ce41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21"/>
          <table:table-cell table:number-columns-repeated="1017"/>
        </table:table-row>
        <table:table-row table:style-name="ro1">
          <table:table-cell table:style-name="ce5" office:value-type="string" calcext:value-type="string">
            <text:p>CSRM-AK-06</text:p>
          </table:table-cell>
          <table:table-cell table:number-columns-repeated="2"/>
          <table:table-cell table:style-name="ce26"/>
          <table:table-cell table:style-name="ce36"/>
          <table:table-cell table:style-name="ce42"/>
          <table:table-cell table:style-name="ce51"/>
          <table:table-cell table:number-columns-repeated="1017"/>
        </table:table-row>
        <table:table-row table:style-name="ro1"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Land Configuration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not strictly guaranteed to go to opposite edge, but generally splits the map in half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6"/>
          <table:table-cell table:style-name="ce17" office:value-type="float" office:value="4" calcext:value-type="float">
            <text:p>4</text:p>
          </table:table-cell>
          <table:table-cell table:style-name="ce16" office:value-type="string" calcext:value-type="string">
            <text:p>Elevation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6"/>
          <table:table-cell table:style-name="ce17" office:value-type="string" calcext:value-type="string">
            <text:p>5.A</text:p>
          </table:table-cell>
          <table:table-cell table:style-name="ce16" office:value-type="string" calcext:value-type="string">
            <text:p>River and Shore</text:p>
          </table:table-cell>
          <table:table-cell table:style-name="ce27" table:content-validation-name="val1" office:value-type="string" calcext:value-type="string">
            <text:p>Non-Compliant</text:p>
          </table:table-cell>
          <table:table-cell table:style-name="ce31" office:value-type="string" calcext:value-type="string">
            <text:p>uses shallows instead of "regular water" - makes number of passages bit meaningless (since the whole river is walkable)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6"/>
          <table:table-cell table:style-name="ce17" office:value-type="string" calcext:value-type="string">
            <text:p>5.B</text:p>
          </table:table-cell>
          <table:table-cell table:style-name="ce16" office:value-type="string" calcext:value-type="string">
            <text:p>Terrain Type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really grass or forest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6"/>
          <table:table-cell table:style-name="ce17" office:value-type="string" calcext:value-type="string">
            <text:p>5.C</text:p>
          </table:table-cell>
          <table:table-cell table:style-name="ce16" office:value-type="string" calcext:value-type="string">
            <text:p>Forest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uses SNOW_FOREST and DLC_FORESTSNOWAUTUMN (I assume these are boreal/temperate)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6"/>
          <table:table-cell table:style-name="ce17" office:value-type="string" calcext:value-type="string">
            <text:p>6.A</text:p>
          </table:table-cell>
          <table:table-cell table:style-name="ce16" office:value-type="string" calcext:value-type="string">
            <text:p>Starting Units</text:p>
          </table:table-cell>
          <table:table-cell table:style-name="ce27" table:content-validation-name="val1" office:value-type="string" calcext:value-type="string">
            <text:p>Exception Requested</text:p>
          </table:table-cell>
          <table:table-cell table:style-name="ce31" office:value-type="string" calcext:value-type="string">
            <text:p>Exploration unit is 7-9 tiles (rather than 6-8); only 2 sheep are guaranteed to start under player control (remaining 6 are easy to find though, and some may start in conversion range of the villagers - gameplay impact from this randomness is minimal); players start with a house, so that they don't start housed.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6"/>
          <table:table-cell table:style-name="ce17" office:value-type="string" calcext:value-type="string">
            <text:p>6.B</text:p>
          </table:table-cell>
          <table:table-cell table:style-name="ce16" office:value-type="string" calcext:value-type="string">
            <text:p>Gold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6" table:number-columns-repeated="3"/>
          <table:table-cell table:style-name="ce28" table:content-validation-name="val1"/>
          <table:table-cell table:style-name="ce30"/>
          <table:table-cell table:style-name="ce44" table:content-validation-name="val2"/>
          <table:table-cell table:style-name="ce46"/>
          <table:table-cell table:number-columns-repeated="1017"/>
        </table:table-row>
        <table:table-row table:style-name="ro1">
          <table:table-cell table:style-name="ce5" office:value-type="string" calcext:value-type="string">
            <text:p>GSRM-AK-002</text:p>
          </table:table-cell>
          <table:table-cell table:style-name="ce5" table:number-columns-repeated="2"/>
          <table:table-cell table:style-name="ce29" table:content-validation-name="val1"/>
          <table:table-cell table:style-name="ce37"/>
          <table:table-cell table:style-name="ce45" table:content-validation-name="val2"/>
          <table:table-cell table:style-name="ce47"/>
          <table:table-cell table:number-columns-repeated="1017"/>
        </table:table-row>
        <table:table-row table:style-name="ro1">
          <table:table-cell table:style-name="ce7"/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“Competitivity” 100 Minimum</text:p>
          </table:table-cell>
          <table:table-cell table:style-name="ce27" table:content-validation-name="val1" office:value-type="string" calcext:value-type="string">
            <text:p>Compliance Expected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8"/>
          <table:table-cell table:style-name="ce17" office:value-type="float" office:value="6" calcext:value-type="float">
            <text:p>6</text:p>
          </table:table-cell>
          <table:table-cell table:style-name="ce16" office:value-type="string" calcext:value-type="string">
            <text:p>Alaskan Appearance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float" office:value="7" calcext:value-type="float">
            <text:p>7</text:p>
          </table:table-cell>
          <table:table-cell table:style-name="ce16" office:value-type="string" calcext:value-type="string">
            <text:p>Starting Scout</text:p>
          </table:table-cell>
          <table:table-cell table:style-name="ce27" table:content-validation-name="val1" office:value-type="string" calcext:value-type="string">
            <text:p>Exception Requested</text:p>
          </table:table-cell>
          <table:table-cell table:style-name="ce31" office:value-type="string" calcext:value-type="string">
            <text:p>Uses a modified hunting wolf instead of an eagle (hunting wolf is thematically appropriate)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8.A</text:p>
          </table:table-cell>
          <table:table-cell table:style-name="ce16" office:value-type="string" calcext:value-type="string">
            <text:p>Bear Statistic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27" table:content-validation-name="val1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8.B</text:p>
          </table:table-cell>
          <table:table-cell table:style-name="ce16" office:value-type="string" calcext:value-type="string">
            <text:p>Bear Behavior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need to check</text:p>
          </table:table-cell>
          <table:table-cell table:style-name="ce27" table:content-validation-name="val1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8.C</text:p>
          </table:table-cell>
          <table:table-cell table:style-name="ce16" office:value-type="string" calcext:value-type="string">
            <text:p>Bear Spacing Fairnes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use an actor area to ensure that neutral deer/berries are at least 12 tiles away.</text:p>
          </table:table-cell>
          <table:table-cell table:style-name="ce27" table:content-validation-name="val1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8.D</text:p>
          </table:table-cell>
          <table:table-cell table:style-name="ce16" office:value-type="string" calcext:value-type="string">
            <text:p>No Unmodded Bear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27" table:content-validation-name="val1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6"/>
          <table:table-cell table:style-name="ce19"/>
          <table:table-cell table:style-name="ce28" table:content-validation-name="val1"/>
          <table:table-cell table:style-name="ce30"/>
          <table:table-cell table:style-name="ce44" table:content-validation-name="val2"/>
          <table:table-cell table:style-name="ce46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4</text:p>
          </table:table-cell>
          <table:table-cell table:style-name="ce5"/>
          <table:table-cell table:style-name="ce20"/>
          <table:table-cell table:style-name="ce29" table:content-validation-name="val1"/>
          <table:table-cell table:style-name="ce37"/>
          <table:table-cell table:style-name="ce45" table:content-validation-name="val2"/>
          <table:table-cell table:style-name="ce47"/>
          <table:table-cell table:number-columns-repeated="1017"/>
        </table:table-row>
        <table:table-row table:style-name="ro1">
          <table:table-cell/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Storage Location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8" office:value-type="string" calcext:value-type="string">
            <text:p><text:a xlink:href="https://github.com/Alchemy-AOE-Community/CHEM-Random-Map-Scripts/tree/Workshop_Jasuni/Workshop_Jasuni/Yukon_Gold_Rush" xlink:type="simple">https://github.com/Alchemy-AOE-Community/CHEM-Random-Map-Scripts/tree/Workshop_Jasuni/Workshop_Jasuni/Yukon_Gold_Rush</text:a>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4.A</text:p>
          </table:table-cell>
          <table:table-cell table:style-name="ce16" office:value-type="string" calcext:value-type="string">
            <text:p>Identification Format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4.B</text:p>
          </table:table-cell>
          <table:table-cell table:style-name="ce16" office:value-type="string" calcext:value-type="string">
            <text:p>Exclusivity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float" office:value="5" calcext:value-type="float">
            <text:p>5</text:p>
          </table:table-cell>
          <table:table-cell table:style-name="ce16" office:value-type="string" calcext:value-type="string">
            <text:p>New Work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6"/>
          <table:table-cell table:style-name="ce19"/>
          <table:table-cell table:style-name="ce30" table:number-columns-repeated="2"/>
          <table:table-cell table:style-name="ce46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2</text:p>
          </table:table-cell>
          <table:table-cell table:number-columns-repeated="2"/>
          <table:table-cell table:style-name="ce30"/>
          <table:table-cell table:style-name="ce37"/>
          <table:table-cell table:style-name="ce47"/>
          <table:table-cell table:style-name="ce5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3.A</text:p>
          </table:table-cell>
          <table:table-cell table:style-name="ce16" office:value-type="string" calcext:value-type="string">
            <text:p>Nature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3.B</text:p>
          </table:table-cell>
          <table:table-cell table:style-name="ce16" office:value-type="string" calcext:value-type="string">
            <text:p>No X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3.C</text:p>
          </table:table-cell>
          <table:table-cell table:style-name="ce16" office:value-type="string" calcext:value-type="string">
            <text:p>Size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~28 kb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5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table:style-name="ce16" office:value-type="string" calcext:value-type="string">
            <text:p>Timing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5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5.A</text:p>
          </table:table-cell>
          <table:table-cell table:style-name="ce16" office:value-type="string" calcext:value-type="string">
            <text:p>Configuration Support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Should work for all configurations, but may break if too many players are on a small map size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5.B</text:p>
          </table:table-cell>
          <table:table-cell table:style-name="ce16" office:value-type="string" calcext:value-type="string">
            <text:p>Randomnes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random_placement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5.C</text:p>
          </table:table-cell>
          <table:table-cell table:style-name="ce16" office:value-type="string" calcext:value-type="string">
            <text:p>Positional Fairnes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5.D</text:p>
          </table:table-cell>
          <table:table-cell table:style-name="ce16" office:value-type="string" calcext:value-type="string">
            <text:p>Team Position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5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5.E.1</text:p>
          </table:table-cell>
          <table:table-cell table:style-name="ce16" office:value-type="string" calcext:value-type="string">
            <text:p>Guard State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5.E.2</text:p>
          </table:table-cell>
          <table:table-cell table:style-name="ce16" office:value-type="string" calcext:value-type="string">
            <text:p>Terrain State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5.E.3</text:p>
          </table:table-cell>
          <table:table-cell table:style-name="ce16" office:value-type="string" calcext:value-type="string">
            <text:p>Starting Res./Game Rule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5.E.4</text:p>
          </table:table-cell>
          <table:table-cell table:style-name="ce16" office:value-type="string" calcext:value-type="string">
            <text:p>Object Changes</text:p>
          </table:table-cell>
          <table:table-cell table:style-name="ce27" table:content-validation-name="val1" office:value-type="string" calcext:value-type="string">
            <text:p>Exception Requested</text:p>
          </table:table-cell>
          <table:table-cell table:style-name="ce31" office:value-type="string" calcext:value-type="string">
            <text:p>map script currently allows construction of sea walls by villagers, with a cost of 5 wood (stone cost removed) and train time of 7 seconds (matching palisade walls in construction time)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5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float" office:value="6" calcext:value-type="float">
            <text:p>6</text:p>
          </table:table-cell>
          <table:table-cell table:style-name="ce16" office:value-type="string" calcext:value-type="string">
            <text:p>Fair Land Generation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River technically isn't a neutral land, but may be a varied distance away from player TCs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5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7.A</text:p>
          </table:table-cell>
          <table:table-cell table:style-name="ce16" office:value-type="string" calcext:value-type="string">
            <text:p>Maximum Elevation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7.B</text:p>
          </table:table-cell>
          <table:table-cell table:style-name="ce16" office:value-type="string" calcext:value-type="string">
            <text:p>Elevation Fairnes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5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8.A</text:p>
          </table:table-cell>
          <table:table-cell table:style-name="ce16" office:value-type="string" calcext:value-type="string">
            <text:p>Terrain Fairnes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Players may be a varying distance away from the river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8.B</text:p>
          </table:table-cell>
          <table:table-cell table:style-name="ce16" office:value-type="string" calcext:value-type="string">
            <text:p>Forest Impingement</text:p>
          </table:table-cell>
          <table:table-cell table:style-name="ce27" table:content-validation-name="val1" office:value-type="string" calcext:value-type="string">
            <text:p>Exception Requested</text:p>
          </table:table-cell>
          <table:table-cell table:style-name="ce31" office:value-type="string" calcext:value-type="string">
            <text:p>mining camp (in river) only avoids forest by 2 tiles.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8.C</text:p>
          </table:table-cell>
          <table:table-cell table:style-name="ce16" office:value-type="string" calcext:value-type="string">
            <text:p>Forest Acces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5 straggler trees, which start near the TC but are not guaranteed to be placed apart (highly unlikely though)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5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9.A</text:p>
          </table:table-cell>
          <table:table-cell table:style-name="ce16" office:value-type="string" calcext:value-type="string">
            <text:p>Forbidden Object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9.B.1</text:p>
          </table:table-cell>
          <table:table-cell table:style-name="ce16" office:value-type="string" calcext:value-type="string">
            <text:p>Starting Units/Buildings Qty.</text:p>
          </table:table-cell>
          <table:table-cell table:style-name="ce27" table:content-validation-name="val1" office:value-type="string" calcext:value-type="string">
            <text:p>Exception Requested</text:p>
          </table:table-cell>
          <table:table-cell table:style-name="ce31" office:value-type="string" calcext:value-type="string">
            <text:p>see CSRM-AK-06 6A: Starting units: only guarantees 2 sheep starting under player control, but remaining 6 are easy to find and may even start close enough to villager/scout that they convert at game start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9.B.2</text:p>
          </table:table-cell>
          <table:table-cell table:style-name="ce16" office:value-type="string" calcext:value-type="string">
            <text:p>Starting Object Utility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9.B.3</text:p>
          </table:table-cell>
          <table:table-cell table:style-name="ce16" office:value-type="string" calcext:value-type="string">
            <text:p>Starting Combat Units</text:p>
          </table:table-cell>
          <table:table-cell table:style-name="ce27" table:content-validation-name="val1" office:value-type="string" calcext:value-type="string">
            <text:p>Exception Requested</text:p>
          </table:table-cell>
          <table:table-cell table:style-name="ce31" office:value-type="string" calcext:value-type="string">
            <text:p>river villagers generally do not start within 15 tiles of a garrisonable building, making the hunting wolf in violation of this. To keep this from being a serious issue, I've reduced the hunting wolf's base attack to 0 (significantly limiting it's ability to harass, but also to protect from raids)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9.C.1.a</text:p>
          </table:table-cell>
          <table:table-cell table:style-name="ce16" office:value-type="string" calcext:value-type="string">
            <text:p>Player-Assigned Resource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9.C.1.b</text:p>
          </table:table-cell>
          <table:table-cell table:style-name="ce16" office:value-type="string" calcext:value-type="string">
            <text:p>Neutral Resource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9.C.2</text:p>
          </table:table-cell>
          <table:table-cell table:style-name="ce16" office:value-type="string" calcext:value-type="string">
            <text:p>Gaia Convertible Object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9.C.3</text:p>
          </table:table-cell>
          <table:table-cell table:style-name="ce16" office:value-type="string" calcext:value-type="string">
            <text:p>Gaia Hostile Objects</text:p>
          </table:table-cell>
          <table:table-cell table:style-name="ce27" table:content-validation-name="val1" office:value-type="string" calcext:value-type="string">
            <text:p>Exception Requested</text:p>
          </table:table-cell>
          <table:table-cell table:style-name="ce31" office:value-type="string" calcext:value-type="string">
            <text:p>river villagers, and there are wolves/bears. However, bears/wolves will start exclusively within 10% (12 tiles on tiny map size) of the edge of the map, and do avoid those starting vils/river mining camp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5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float" office:value="10" calcext:value-type="float">
            <text:p>10</text:p>
          </table:table-cell>
          <table:table-cell table:style-name="ce16" office:value-type="string" calcext:value-type="string">
            <text:p>Regicide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/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5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float" office:value="11" calcext:value-type="float">
            <text:p>11</text:p>
          </table:table-cell>
          <table:table-cell table:style-name="ce16" office:value-type="string" calcext:value-type="string">
            <text:p>AI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doesn't handle start well (due to river), but works fine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5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float" office:value="12" calcext:value-type="float">
            <text:p>12</text:p>
          </table:table-cell>
          <table:table-cell table:style-name="ce16" office:value-type="string" calcext:value-type="string">
            <text:p>Visual Mods</text:p>
          </table:table-cell>
          <table:table-cell table:style-name="ce27" table:content-validation-name="val1" office:value-type="string" calcext:value-type="string">
            <text:p>Compliant</text:p>
          </table:table-cell>
          <table:table-cell table:style-name="ce31" office:value-type="string" calcext:value-type="string">
            <text:p>Unchecked, should be fine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17"/>
          <table:table-cell table:style-name="ce16"/>
          <table:table-cell table:style-name="ce31" table:number-columns-repeated="2"/>
          <table:table-cell table:style-name="ce48" table:number-columns-repeated="2"/>
          <table:table-cell table:number-columns-repeated="1017"/>
        </table:table-row>
        <table:table-row table:style-name="ro1">
          <table:table-cell/>
          <table:table-cell table:style-name="ce17" office:value-type="float" office:value="13" calcext:value-type="float">
            <text:p>13</text:p>
          </table:table-cell>
          <table:table-cell table:style-name="ce16" office:value-type="string" calcext:value-type="string">
            <text:p>FFA Trade </text:p>
          </table:table-cell>
          <table:table-cell table:style-name="ce27" table:content-validation-name="val1" office:value-type="string" calcext:value-type="string">
            <text:p>Exception Requested</text:p>
          </table:table-cell>
          <table:table-cell table:style-name="ce31" office:value-type="string" calcext:value-type="string">
            <text:p>trade disabled when low resources is set and not 2-player or 2-team game</text:p>
          </table:table-cell>
          <table:table-cell table:style-name="ce43" table:content-validation-name="val2" office:value-type="string" calcext:value-type="string">
            <text:p>Non-Compliant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7" table:number-rows-spanned="1">
            <text:p>Overall Scorecard (Quantities)</text:p>
          </table:table-cell>
          <table:covered-table-cell table:number-columns-repeated="6" table:style-name="ce18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Status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Supplier Inspection</text:p>
          </table:table-cell>
          <table:covered-table-cell/>
          <table:table-cell table:style-name="ce49" office:value-type="string" calcext:value-type="string" table:number-columns-spanned="2" table:number-rows-spanned="1">
            <text:p>Tournament Inspector</text:p>
          </table:table-cell>
          <table:covered-table-cell table:style-name="ce34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Non-Compliant</text:p>
          </table:table-cell>
          <table:covered-table-cell table:style-name="ce18"/>
          <table:covered-table-cell table:style-name="ce21"/>
          <table:table-cell table:style-name="ce16" table:formula="of:=COUNTIF([.$D$8:.$D$72];[.A76])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style-name="ce16" table:formula="of:=COUNTIF([.$F$8:.$F$72];[.A76])" office:value-type="float" office:value="48" calcext:value-type="float" table:number-columns-spanned="2" table:number-rows-spanned="1">
            <text:p>48</text:p>
          </table:table-cell>
          <table:covered-table-cell table:style-name="ce21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Exception Rejected</text:p>
          </table:table-cell>
          <table:covered-table-cell table:style-name="ce18"/>
          <table:covered-table-cell table:style-name="ce21"/>
          <table:table-cell table:style-name="ce16" table:formula="of:=COUNTIF([.$D$8:.$D$72];[.A77])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16" table:formula="of:=COUNTIF([.$F$8:.$F$72];[.A77])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3" table:number-rows-spanned="1">
            <text:p>Compliance Expected</text:p>
          </table:table-cell>
          <table:covered-table-cell table:style-name="ce18"/>
          <table:covered-table-cell table:style-name="ce21"/>
          <table:table-cell table:style-name="ce16" table:formula="of:=COUNTIF([.$D$8:.$D$72];[.A78])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style-name="ce16" table:formula="of:=COUNTIF([.$F$8:.$F$72];[.A78])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3" table:number-rows-spanned="1">
            <text:p>Exception Granted</text:p>
          </table:table-cell>
          <table:covered-table-cell table:style-name="ce18"/>
          <table:covered-table-cell table:style-name="ce21"/>
          <table:table-cell table:style-name="ce16" table:formula="of:=COUNTIF([.$D$8:.$D$72];[.A79])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16" table:formula="of:=COUNTIF([.$F$8:.$F$72];[.A79])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3" table:number-rows-spanned="1">
            <text:p>Compliant</text:p>
          </table:table-cell>
          <table:covered-table-cell table:style-name="ce18"/>
          <table:covered-table-cell table:style-name="ce21"/>
          <table:table-cell table:style-name="ce16" table:formula="of:=COUNTIF([.$D$8:.$D$72];[.A80])" office:value-type="float" office:value="38" calcext:value-type="float" table:number-columns-spanned="2" table:number-rows-spanned="1">
            <text:p>38</text:p>
          </table:table-cell>
          <table:covered-table-cell table:style-name="ce21"/>
          <table:table-cell table:style-name="ce16" table:formula="of:=COUNTIF([.$F$8:.$F$72];[.A80])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3" table:number-rows-spanned="1">
            <text:p>Not-Applicable</text:p>
          </table:table-cell>
          <table:covered-table-cell table:style-name="ce18"/>
          <table:covered-table-cell table:style-name="ce21"/>
          <table:table-cell table:style-name="ce16" table:formula="of:=COUNTIF([.$D$8:.$D$72];[.A81])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16" table:formula="of:=COUNTIF([.$F$8:.$F$72];[.A81])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number-columns-repeated="1017"/>
        </table:table-row>
        <table:table-row table:style-name="ro1" table:number-rows-repeated="91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DATE (YY-MM-DD)'.D8:'DATE (YY-MM-DD)'.D29 'DATE (YY-MM-DD)'.D32:'DATE (YY-MM-DD)'.D34 'DATE (YY-MM-DD)'.D36:'DATE (YY-MM-DD)'.D36 'DATE (YY-MM-DD)'.D38:'DATE (YY-MM-DD)'.D41 'DATE (YY-MM-DD)'.D43:'DATE (YY-MM-DD)'.D46 'DATE (YY-MM-DD)'.D48:'DATE (YY-MM-DD)'.D48 'DATE (YY-MM-DD)'.D50:'DATE (YY-MM-DD)'.D51 'DATE (YY-MM-DD)'.D53:'DATE (YY-MM-DD)'.D55 'DATE (YY-MM-DD)'.D57:'DATE (YY-MM-DD)'.D64 'DATE (YY-MM-DD)'.D66:'DATE (YY-MM-DD)'.D66 'DATE (YY-MM-DD)'.D68:'DATE (YY-MM-DD)'.D68 'DATE (YY-MM-DD)'.D70:'DATE (YY-MM-DD)'.D70 'DATE (YY-MM-DD)'.D72:'DATE (YY-MM-DD)'.D72 'DATE (YY-MM-DD)'.F8:'DATE (YY-MM-DD)'.F29 'DATE (YY-MM-DD)'.F32:'DATE (YY-MM-DD)'.F34 'DATE (YY-MM-DD)'.F36:'DATE (YY-MM-DD)'.F36 'DATE (YY-MM-DD)'.F38:'DATE (YY-MM-DD)'.F41 'DATE (YY-MM-DD)'.F43:'DATE (YY-MM-DD)'.F46 'DATE (YY-MM-DD)'.F48:'DATE (YY-MM-DD)'.F48 'DATE (YY-MM-DD)'.F50:'DATE (YY-MM-DD)'.F51 'DATE (YY-MM-DD)'.F53:'DATE (YY-MM-DD)'.F55 'DATE (YY-MM-DD)'.F57:'DATE (YY-MM-DD)'.F64 'DATE (YY-MM-DD)'.F66:'DATE (YY-MM-DD)'.F66 'DATE (YY-MM-DD)'.F68:'DATE (YY-MM-DD)'.F68 'DATE (YY-MM-DD)'.F70:'DATE (YY-MM-DD)'.F70 'DATE (YY-MM-DD)'.F72:'DATE (YY-MM-DD)'.F72">
            <calcext:condition calcext:apply-style-name="ConditionalStyle_1" calcext:value="=&quot;Non-Compliant&quot;" calcext:base-cell-address="'DATE (YY-MM-DD)'.D8"/>
          </calcext:conditional-format>
          <calcext:conditional-format calcext:target-range-address="'DATE (YY-MM-DD)'.D8:'DATE (YY-MM-DD)'.D29 'DATE (YY-MM-DD)'.D32:'DATE (YY-MM-DD)'.D34 'DATE (YY-MM-DD)'.D36:'DATE (YY-MM-DD)'.D36 'DATE (YY-MM-DD)'.D38:'DATE (YY-MM-DD)'.D41 'DATE (YY-MM-DD)'.D43:'DATE (YY-MM-DD)'.D46 'DATE (YY-MM-DD)'.D48:'DATE (YY-MM-DD)'.D48 'DATE (YY-MM-DD)'.D50:'DATE (YY-MM-DD)'.D51 'DATE (YY-MM-DD)'.D53:'DATE (YY-MM-DD)'.D55 'DATE (YY-MM-DD)'.D57:'DATE (YY-MM-DD)'.D64 'DATE (YY-MM-DD)'.D66:'DATE (YY-MM-DD)'.D66 'DATE (YY-MM-DD)'.D68:'DATE (YY-MM-DD)'.D68 'DATE (YY-MM-DD)'.D70:'DATE (YY-MM-DD)'.D70 'DATE (YY-MM-DD)'.D72:'DATE (YY-MM-DD)'.D72 'DATE (YY-MM-DD)'.F8:'DATE (YY-MM-DD)'.F29 'DATE (YY-MM-DD)'.F32:'DATE (YY-MM-DD)'.F34 'DATE (YY-MM-DD)'.F36:'DATE (YY-MM-DD)'.F36 'DATE (YY-MM-DD)'.F38:'DATE (YY-MM-DD)'.F41 'DATE (YY-MM-DD)'.F43:'DATE (YY-MM-DD)'.F46 'DATE (YY-MM-DD)'.F48:'DATE (YY-MM-DD)'.F48 'DATE (YY-MM-DD)'.F50:'DATE (YY-MM-DD)'.F51 'DATE (YY-MM-DD)'.F53:'DATE (YY-MM-DD)'.F55 'DATE (YY-MM-DD)'.F57:'DATE (YY-MM-DD)'.F64 'DATE (YY-MM-DD)'.F66:'DATE (YY-MM-DD)'.F66 'DATE (YY-MM-DD)'.F68:'DATE (YY-MM-DD)'.F68 'DATE (YY-MM-DD)'.F70:'DATE (YY-MM-DD)'.F70 'DATE (YY-MM-DD)'.F72:'DATE (YY-MM-DD)'.F72">
            <calcext:condition calcext:apply-style-name="ConditionalStyle_2" calcext:value="=&quot;Exception Rejected&quot;" calcext:base-cell-address="'DATE (YY-MM-DD)'.D8"/>
          </calcext:conditional-format>
          <calcext:conditional-format calcext:target-range-address="'DATE (YY-MM-DD)'.D8:'DATE (YY-MM-DD)'.D29 'DATE (YY-MM-DD)'.D32:'DATE (YY-MM-DD)'.D34 'DATE (YY-MM-DD)'.D36:'DATE (YY-MM-DD)'.D36 'DATE (YY-MM-DD)'.D38:'DATE (YY-MM-DD)'.D41 'DATE (YY-MM-DD)'.D43:'DATE (YY-MM-DD)'.D46 'DATE (YY-MM-DD)'.D48:'DATE (YY-MM-DD)'.D48 'DATE (YY-MM-DD)'.D50:'DATE (YY-MM-DD)'.D51 'DATE (YY-MM-DD)'.D53:'DATE (YY-MM-DD)'.D55 'DATE (YY-MM-DD)'.D57:'DATE (YY-MM-DD)'.D64 'DATE (YY-MM-DD)'.D66:'DATE (YY-MM-DD)'.D66 'DATE (YY-MM-DD)'.D68:'DATE (YY-MM-DD)'.D68 'DATE (YY-MM-DD)'.D70:'DATE (YY-MM-DD)'.D70 'DATE (YY-MM-DD)'.D72:'DATE (YY-MM-DD)'.D72 'DATE (YY-MM-DD)'.F8:'DATE (YY-MM-DD)'.F29 'DATE (YY-MM-DD)'.F32:'DATE (YY-MM-DD)'.F34 'DATE (YY-MM-DD)'.F36:'DATE (YY-MM-DD)'.F36 'DATE (YY-MM-DD)'.F38:'DATE (YY-MM-DD)'.F41 'DATE (YY-MM-DD)'.F43:'DATE (YY-MM-DD)'.F46 'DATE (YY-MM-DD)'.F48:'DATE (YY-MM-DD)'.F48 'DATE (YY-MM-DD)'.F50:'DATE (YY-MM-DD)'.F51 'DATE (YY-MM-DD)'.F53:'DATE (YY-MM-DD)'.F55 'DATE (YY-MM-DD)'.F57:'DATE (YY-MM-DD)'.F64 'DATE (YY-MM-DD)'.F66:'DATE (YY-MM-DD)'.F66 'DATE (YY-MM-DD)'.F68:'DATE (YY-MM-DD)'.F68 'DATE (YY-MM-DD)'.F70:'DATE (YY-MM-DD)'.F70 'DATE (YY-MM-DD)'.F72:'DATE (YY-MM-DD)'.F72">
            <calcext:condition calcext:apply-style-name="ConditionalStyle_3" calcext:value="=&quot;Compliance Expected&quot;" calcext:base-cell-address="'DATE (YY-MM-DD)'.D8"/>
          </calcext:conditional-format>
          <calcext:conditional-format calcext:target-range-address="'DATE (YY-MM-DD)'.D8:'DATE (YY-MM-DD)'.D29 'DATE (YY-MM-DD)'.D32:'DATE (YY-MM-DD)'.D34 'DATE (YY-MM-DD)'.D36:'DATE (YY-MM-DD)'.D36 'DATE (YY-MM-DD)'.D38:'DATE (YY-MM-DD)'.D41 'DATE (YY-MM-DD)'.D43:'DATE (YY-MM-DD)'.D46 'DATE (YY-MM-DD)'.D48:'DATE (YY-MM-DD)'.D48 'DATE (YY-MM-DD)'.D50:'DATE (YY-MM-DD)'.D51 'DATE (YY-MM-DD)'.D53:'DATE (YY-MM-DD)'.D55 'DATE (YY-MM-DD)'.D57:'DATE (YY-MM-DD)'.D64 'DATE (YY-MM-DD)'.D66:'DATE (YY-MM-DD)'.D66 'DATE (YY-MM-DD)'.D68:'DATE (YY-MM-DD)'.D68 'DATE (YY-MM-DD)'.D70:'DATE (YY-MM-DD)'.D70 'DATE (YY-MM-DD)'.D72:'DATE (YY-MM-DD)'.D72 'DATE (YY-MM-DD)'.F8:'DATE (YY-MM-DD)'.F29 'DATE (YY-MM-DD)'.F32:'DATE (YY-MM-DD)'.F34 'DATE (YY-MM-DD)'.F36:'DATE (YY-MM-DD)'.F36 'DATE (YY-MM-DD)'.F38:'DATE (YY-MM-DD)'.F41 'DATE (YY-MM-DD)'.F43:'DATE (YY-MM-DD)'.F46 'DATE (YY-MM-DD)'.F48:'DATE (YY-MM-DD)'.F48 'DATE (YY-MM-DD)'.F50:'DATE (YY-MM-DD)'.F51 'DATE (YY-MM-DD)'.F53:'DATE (YY-MM-DD)'.F55 'DATE (YY-MM-DD)'.F57:'DATE (YY-MM-DD)'.F64 'DATE (YY-MM-DD)'.F66:'DATE (YY-MM-DD)'.F66 'DATE (YY-MM-DD)'.F68:'DATE (YY-MM-DD)'.F68 'DATE (YY-MM-DD)'.F70:'DATE (YY-MM-DD)'.F70 'DATE (YY-MM-DD)'.F72:'DATE (YY-MM-DD)'.F72">
            <calcext:condition calcext:apply-style-name="ConditionalStyle_4" calcext:value="=&quot;Exception Granted&quot;" calcext:base-cell-address="'DATE (YY-MM-DD)'.D8"/>
          </calcext:conditional-format>
          <calcext:conditional-format calcext:target-range-address="'DATE (YY-MM-DD)'.D8:'DATE (YY-MM-DD)'.D29 'DATE (YY-MM-DD)'.D32:'DATE (YY-MM-DD)'.D34 'DATE (YY-MM-DD)'.D36:'DATE (YY-MM-DD)'.D36 'DATE (YY-MM-DD)'.D38:'DATE (YY-MM-DD)'.D41 'DATE (YY-MM-DD)'.D43:'DATE (YY-MM-DD)'.D46 'DATE (YY-MM-DD)'.D48:'DATE (YY-MM-DD)'.D48 'DATE (YY-MM-DD)'.D50:'DATE (YY-MM-DD)'.D51 'DATE (YY-MM-DD)'.D53:'DATE (YY-MM-DD)'.D55 'DATE (YY-MM-DD)'.D57:'DATE (YY-MM-DD)'.D64 'DATE (YY-MM-DD)'.D66:'DATE (YY-MM-DD)'.D66 'DATE (YY-MM-DD)'.D68:'DATE (YY-MM-DD)'.D68 'DATE (YY-MM-DD)'.D70:'DATE (YY-MM-DD)'.D70 'DATE (YY-MM-DD)'.D72:'DATE (YY-MM-DD)'.D72 'DATE (YY-MM-DD)'.F8:'DATE (YY-MM-DD)'.F29 'DATE (YY-MM-DD)'.F32:'DATE (YY-MM-DD)'.F34 'DATE (YY-MM-DD)'.F36:'DATE (YY-MM-DD)'.F36 'DATE (YY-MM-DD)'.F38:'DATE (YY-MM-DD)'.F41 'DATE (YY-MM-DD)'.F43:'DATE (YY-MM-DD)'.F46 'DATE (YY-MM-DD)'.F48:'DATE (YY-MM-DD)'.F48 'DATE (YY-MM-DD)'.F50:'DATE (YY-MM-DD)'.F51 'DATE (YY-MM-DD)'.F53:'DATE (YY-MM-DD)'.F55 'DATE (YY-MM-DD)'.F57:'DATE (YY-MM-DD)'.F64 'DATE (YY-MM-DD)'.F66:'DATE (YY-MM-DD)'.F66 'DATE (YY-MM-DD)'.F68:'DATE (YY-MM-DD)'.F68 'DATE (YY-MM-DD)'.F70:'DATE (YY-MM-DD)'.F70 'DATE (YY-MM-DD)'.F72:'DATE (YY-MM-DD)'.F72">
            <calcext:condition calcext:apply-style-name="ConditionalStyle_5" calcext:value="=&quot;Compliant&quot;" calcext:base-cell-address="'DATE (YY-MM-DD)'.D8"/>
          </calcext:conditional-format>
          <calcext:conditional-format calcext:target-range-address="'DATE (YY-MM-DD)'.D8:'DATE (YY-MM-DD)'.D29 'DATE (YY-MM-DD)'.D32:'DATE (YY-MM-DD)'.D34 'DATE (YY-MM-DD)'.D36:'DATE (YY-MM-DD)'.D36 'DATE (YY-MM-DD)'.D38:'DATE (YY-MM-DD)'.D41 'DATE (YY-MM-DD)'.D43:'DATE (YY-MM-DD)'.D46 'DATE (YY-MM-DD)'.D48:'DATE (YY-MM-DD)'.D48 'DATE (YY-MM-DD)'.D50:'DATE (YY-MM-DD)'.D51 'DATE (YY-MM-DD)'.D53:'DATE (YY-MM-DD)'.D55 'DATE (YY-MM-DD)'.D57:'DATE (YY-MM-DD)'.D64 'DATE (YY-MM-DD)'.D66:'DATE (YY-MM-DD)'.D66 'DATE (YY-MM-DD)'.D68:'DATE (YY-MM-DD)'.D68 'DATE (YY-MM-DD)'.D70:'DATE (YY-MM-DD)'.D70 'DATE (YY-MM-DD)'.D72:'DATE (YY-MM-DD)'.D72 'DATE (YY-MM-DD)'.F8:'DATE (YY-MM-DD)'.F29 'DATE (YY-MM-DD)'.F32:'DATE (YY-MM-DD)'.F34 'DATE (YY-MM-DD)'.F36:'DATE (YY-MM-DD)'.F36 'DATE (YY-MM-DD)'.F38:'DATE (YY-MM-DD)'.F41 'DATE (YY-MM-DD)'.F43:'DATE (YY-MM-DD)'.F46 'DATE (YY-MM-DD)'.F48:'DATE (YY-MM-DD)'.F48 'DATE (YY-MM-DD)'.F50:'DATE (YY-MM-DD)'.F51 'DATE (YY-MM-DD)'.F53:'DATE (YY-MM-DD)'.F55 'DATE (YY-MM-DD)'.F57:'DATE (YY-MM-DD)'.F64 'DATE (YY-MM-DD)'.F66:'DATE (YY-MM-DD)'.F66 'DATE (YY-MM-DD)'.F68:'DATE (YY-MM-DD)'.F68 'DATE (YY-MM-DD)'.F70:'DATE (YY-MM-DD)'.F70 'DATE (YY-MM-DD)'.F72:'DATE (YY-MM-DD)'.F72">
            <calcext:condition calcext:apply-style-name="ConditionalStyle_6" calcext:value="=&quot;Not-Applicable&quot;" calcext:base-cell-address="'DATE (YY-MM-DD)'.D8"/>
          </calcext:conditional-format>
          <calcext:conditional-format calcext:target-range-address="'DATE (YY-MM-DD)'.D8:'DATE (YY-MM-DD)'.D29 'DATE (YY-MM-DD)'.D32:'DATE (YY-MM-DD)'.D34 'DATE (YY-MM-DD)'.D36:'DATE (YY-MM-DD)'.D36 'DATE (YY-MM-DD)'.D38:'DATE (YY-MM-DD)'.D41 'DATE (YY-MM-DD)'.D43:'DATE (YY-MM-DD)'.D46 'DATE (YY-MM-DD)'.D48:'DATE (YY-MM-DD)'.D48 'DATE (YY-MM-DD)'.D50:'DATE (YY-MM-DD)'.D51 'DATE (YY-MM-DD)'.D53:'DATE (YY-MM-DD)'.D55 'DATE (YY-MM-DD)'.D57:'DATE (YY-MM-DD)'.D64 'DATE (YY-MM-DD)'.D66:'DATE (YY-MM-DD)'.D66 'DATE (YY-MM-DD)'.D68:'DATE (YY-MM-DD)'.D68 'DATE (YY-MM-DD)'.D70:'DATE (YY-MM-DD)'.D70 'DATE (YY-MM-DD)'.D72:'DATE (YY-MM-DD)'.D72 'DATE (YY-MM-DD)'.F8:'DATE (YY-MM-DD)'.F29 'DATE (YY-MM-DD)'.F32:'DATE (YY-MM-DD)'.F34 'DATE (YY-MM-DD)'.F36:'DATE (YY-MM-DD)'.F36 'DATE (YY-MM-DD)'.F38:'DATE (YY-MM-DD)'.F41 'DATE (YY-MM-DD)'.F43:'DATE (YY-MM-DD)'.F46 'DATE (YY-MM-DD)'.F48:'DATE (YY-MM-DD)'.F48 'DATE (YY-MM-DD)'.F50:'DATE (YY-MM-DD)'.F51 'DATE (YY-MM-DD)'.F53:'DATE (YY-MM-DD)'.F55 'DATE (YY-MM-DD)'.F57:'DATE (YY-MM-DD)'.F64 'DATE (YY-MM-DD)'.F66:'DATE (YY-MM-DD)'.F66 'DATE (YY-MM-DD)'.F68:'DATE (YY-MM-DD)'.F68 'DATE (YY-MM-DD)'.F70:'DATE (YY-MM-DD)'.F70 'DATE (YY-MM-DD)'.F72:'DATE (YY-MM-DD)'.F72">
            <calcext:condition calcext:apply-style-name="ConditionalStyle_7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8000"/>
    </style:style>
    <style:style style:name="ConditionalStyle_5f_3" style:display-name="ConditionalStyle_3" style:family="table-cell" style:parent-style-name="Default">
      <style:table-cell-properties fo:background-color="#bbe33d"/>
    </style:style>
    <style:style style:name="ConditionalStyle_5f_4" style:display-name="ConditionalStyle_4" style:family="table-cell" style:parent-style-name="Default">
      <style:table-cell-properties fo:background-color="#5eb91e"/>
    </style:style>
    <style:style style:name="ConditionalStyle_5f_5" style:display-name="ConditionalStyle_5" style:family="table-cell" style:parent-style-name="Default">
      <style:table-cell-properties fo:background-color="#007222"/>
    </style:style>
    <style:style style:name="ConditionalStyle_5f_6" style:display-name="ConditionalStyle_6" style:family="table-cell" style:parent-style-name="Default">
      <style:table-cell-properties fo:background-color="#ffffcc" fo:border="0.74pt solid #000000"/>
      <style:text-properties fo:color="#333333"/>
    </style:style>
    <style:style style:name="ConditionalStyle_5f_7" style:display-name="ConditionalStyle_7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E_20__28_YY-MM-DD_29_" style:display-name="PageStyle_DATE (YY-MM-D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6" meta:object-count="0"/>
    <meta:generator>LibreOfficeDev/6.0.5.2$Linux_X86_64 LibreOffice_project/</meta:generator>
  </office:meta>
</office:document-meta>
</file>